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8e4" officeooo:paragraph-rsid="0009c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bnb.b.ljhv.l.lj.lj.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2:47:29.910083170</meta:creation-date>
    <dc:date>2023-01-03T22:48:23.043831660</dc:date>
    <meta:editing-duration>PT1M6S</meta:editing-duration>
    <meta:editing-cycles>1</meta:editing-cycles>
    <meta:document-statistic meta:table-count="0" meta:image-count="0" meta:object-count="0" meta:page-count="1" meta:paragraph-count="1" meta:word-count="1" meta:character-count="21" meta:non-whitespace-character-count="21"/>
    <meta:generator>LibreOffice/7.3.7.2$Linux_X86_64 LibreOffice_project/30$Build-2</meta:generator>
  </office:meta>
</office:document-meta>
</file>